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249f" officeooo:paragraph-rsid="000f249f"/>
    </style:style>
    <style:style style:name="P2" style:family="paragraph" style:parent-style-name="Standard">
      <style:text-properties officeooo:rsid="000f249f" officeooo:paragraph-rsid="000ff277"/>
    </style:style>
    <style:style style:name="P3" style:family="paragraph" style:parent-style-name="Standard">
      <style:text-properties officeooo:rsid="000ff277" officeooo:paragraph-rsid="000ff277"/>
    </style:style>
    <style:style style:name="P4" style:family="paragraph" style:parent-style-name="Standard">
      <style:text-properties officeooo:rsid="000ff277" officeooo:paragraph-rsid="0010598b"/>
    </style:style>
    <style:style style:name="P5" style:family="paragraph" style:parent-style-name="Standard">
      <style:text-properties officeooo:rsid="000ff277" officeooo:paragraph-rsid="001062c1"/>
    </style:style>
    <style:style style:name="P6" style:family="paragraph" style:parent-style-name="Standard">
      <style:text-properties officeooo:rsid="001332aa" officeooo:paragraph-rsid="0016a580"/>
    </style:style>
    <style:style style:name="T1" style:family="text">
      <style:text-properties officeooo:rsid="000f249f"/>
    </style:style>
    <style:style style:name="T2" style:family="text">
      <style:text-properties officeooo:rsid="000ff277"/>
    </style:style>
    <style:style style:name="T3" style:family="text">
      <style:text-properties officeooo:rsid="00105726"/>
    </style:style>
    <style:style style:name="T4" style:family="text">
      <style:text-properties officeooo:rsid="0010598b"/>
    </style:style>
    <style:style style:name="T5" style:family="text">
      <style:text-properties officeooo:rsid="001062c1"/>
    </style:style>
    <style:style style:name="T6" style:family="text">
      <style:text-properties officeooo:rsid="0011bca6"/>
    </style:style>
    <style:style style:name="T7" style:family="text">
      <style:text-properties officeooo:rsid="0015f366"/>
    </style:style>
    <style:style style:name="T8" style:family="text">
      <style:text-properties officeooo:rsid="0016a5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to narrativo</text:p>
      <text:p text:style-name="P1"/>
      <text:p text:style-name="P2"><text:tab/>O mercado <text:span text:style-name="T2">mundial </text:span>tem produzido seus produtos <text:span text:style-name="T2">comerciais</text:span>, e junto com eles as embalagens <text:span text:style-name="T2">que estão espalhando-se por oceanos, mares, rios, e lagoas pelas mãos dos consumidores. A respeito disso está a falta de conhecimento e políticas públicas voltadas para a educação do descarte correto do lixo</text:span>. </text:p>
      <text:p text:style-name="P2"/>
      <text:p text:style-name="P2"><text:tab/><text:span text:style-name="T6">Nestes casos, também,</text:span> conhecido por resíduos inorgânicos, os copos descartáveis, garrafas, embalagens plásticas, sacolas, o papel, o papelão, o pano, a borracha... <text:span text:style-name="T4">Estão na lista d</text:span>entre outros elementos que tem a sua estimativa de vida longa, exist<text:span text:style-name="T2">indo </text:span>inclusive, os que possuem permanência i<text:span text:style-name="T2">n</text:span>determinada. </text:p>
      <text:p text:style-name="P2"/>
      <text:p text:style-name="P2"/>
      <text:p text:style-name="P3">Para se ter uma ideia, o copinho de plástico <text:span text:style-name="T3">possui</text:span> 100 anos de vida. </text:p>
      <text:p text:style-name="P3"/>
      <text:p text:style-name="P2"/>
      <text:p text:style-name="P4"><text:tab/>Apesar <text:span text:style-name="T6">de </text:span>que haja sobre o papel da industria o dever de colaborar com as discussões levantadas em fóruns a exemplo do Rio mais 20, é necessário mais que só planejar. É necessário divulgar com campanhas e autonomia o papel com os organismos ambientais das cidades. <text:s/></text:p>
      <text:p text:style-name="P4"/>
      <text:p text:style-name="P4"/>
      <text:p text:style-name="P4"><text:s text:c="9"/><text:span text:style-name="T1"><text:tab/>Neste contexto, <text:s/>surge internet das coisas, com seus sistemas inteligentes que auxiliam o ser humano a lidar com a universalização de ideias interativas que possibilitam a incorporação de sistemas gestores. </text:span></text:p>
      <text:p text:style-name="P4"/>
      <text:p text:style-name="P5"/>
      <text:p text:style-name="P5"><text:span text:style-name="T5">Em Barcelona, por exemplo, espera-se que em cinco anos, não seja mais necessário que caminhões transitem pelas ruas para coletar as sacolas de resíduos orgânicos e inorgânicos. </text:span></text:p>
      <text:p text:style-name="P5"/>
      <text:p text:style-name="P6"/>
      <text:p text:style-name="P6">Foi nesta expectativa de solucionar os problemas com a dispersão, ora essa desinformação que atinge uma grande leva de pessoas, <text:span text:style-name="T7">que a lixeira sensitiva surgiu nas respectivas discussões no curso <text:s/>Internet das Coisa por uma cidade sensitiva. O acesso a este documento, foi possível, com a consultoria da empresa 3ecologias, juntamente a sua parceira, a Escola de Arte e Tecnologia Oikabum. <text:s/></text:span>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2:18:08.007816829</meta:creation-date>
    <dc:date>2015-04-09T13:17:53.260359787</dc:date>
    <meta:editing-duration>PT28M10S</meta:editing-duration>
    <meta:editing-cycles>9</meta:editing-cycles>
    <meta:generator>LibreOffice/4.2.7.2$Linux_x86 LibreOffice_project/420m0$Build-2</meta:generator>
    <meta:document-statistic meta:table-count="0" meta:image-count="0" meta:object-count="0" meta:page-count="1" meta:paragraph-count="9" meta:word-count="270" meta:character-count="1743" meta:non-whitespace-character-count="1456"/>
  </office:meta>
</office:document-meta>
</file>